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47" officeooo:paragraph-rsid="001e2747"/>
    </style:style>
    <style:style style:name="P2" style:family="paragraph" style:parent-style-name="Standard">
      <style:text-properties officeooo:rsid="001f8c8e" officeooo:paragraph-rsid="001f8c8e"/>
    </style:style>
    <style:style style:name="P3" style:family="paragraph" style:parent-style-name="Standard">
      <style:text-properties officeooo:rsid="001fa310" officeooo:paragraph-rsid="001fa310"/>
    </style:style>
    <style:style style:name="P4" style:family="paragraph" style:parent-style-name="Standard">
      <style:text-properties officeooo:rsid="0020d286" officeooo:paragraph-rsid="0020d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мальный функционал:</text:p>
      <text:p text:style-name="P4">1. Добавление рецептов</text:p>
      <text:p text:style-name="P4">1.1 Добавление ингредиентов</text:p>
      <text:p text:style-name="P4">1.2 Добавление единиц измерения</text:p>
      <text:p text:style-name="P4">1.3. Добавление рецептов</text:p>
      <text:p text:style-name="P4">1.4 Сохранение полученных файлов в svg</text:p>
      <text:p text:style-name="P4">2. Вывод svg карточки с рецептов</text:p>
      <text:p text:style-name="P1"/>
      <text:p text:style-name="P1">Задачи по рецептам</text:p>
      <text:p text:style-name="P1">1. Скролл для списка</text:p>
      <text:p text:style-name="P1">2. Сортировать по алфавиту</text:p>
      <text:p text:style-name="P1">3. Кнопка добавления</text:p>
      <text:p text:style-name="P1">* 4. Кнопка стирания того, что в форме</text:p>
      <text:p text:style-name="P2">5. Сделать шире селект</text:p>
      <text:p text:style-name="P2">5.1 Сделать в дизайне</text:p>
      <text:p text:style-name="P2">5.2 В реализации</text:p>
      <text:p text:style-name="P3">6. Закрытие по клику на пустое место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5:12:20.231855104</meta:creation-date>
    <dc:date>2023-11-26T17:14:34.595218425</dc:date>
    <meta:editing-duration>PT2H2M13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6" meta:word-count="67" meta:character-count="414" meta:non-whitespace-character-count="363"/>
  </office:meta>
</office:document-meta>
</file>